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2700000027E209E560363EECD9.png" manifest:media-type="image/png"/>
  <manifest:file-entry manifest:full-path="Pictures/100004AE000004C1000004C10F6216F34419B74A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ill Sans" svg:font-family="'Gill Sans'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26cm" fo:min-width="23.08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color="#000000" draw:fill="none" draw:fill-color="#ffffff" fo:min-height="3.951cm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.238cm" fo:min-width="21.902cm"/>
    </style:style>
    <style:style style:name="P1" style:family="paragraph">
      <style:paragraph-properties fo:text-align="center"/>
      <style:text-properties fo:font-size="80pt"/>
    </style:style>
    <style:style style:name="P2" style:family="paragraph">
      <loext:graphic-properties draw:fill="none" draw:fill-color="#ffffff"/>
      <style:paragraph-properties fo:text-align="center"/>
      <style:text-properties style:font-name="Gill Sans MT" fo:font-size="80pt" style:font-size-asian="80pt" style:font-size-complex="8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4cm" fo:margin-bottom="0.4cm" fo:line-height="100%" fo:text-align="justify" fo:text-indent="0cm"/>
      <style:text-properties fo:font-size="40pt"/>
    </style:style>
    <style:style style:name="P5" style:family="paragraph">
      <loext:graphic-properties draw:fill="none" draw:fill-color="#ffffff"/>
      <style:paragraph-properties fo:margin-left="0cm" fo:margin-right="0cm" fo:margin-top="0.4cm" fo:margin-bottom="0.4cm" fo:line-height="100%" fo:text-align="justify" fo:text-indent="0cm"/>
      <style:text-properties fo:font-variant="normal" fo:text-transform="none" fo:color="#000000" style:text-outline="false" style:text-line-through-style="none" style:text-line-through-type="none" style:font-name="Gill Sans" fo:font-size="40pt" fo:font-style="normal" fo:text-shadow="none" style:text-underline-style="none" fo:font-weight="normal" style:letter-kerning="true" style:font-name-asian="PingFang SC" style:font-size-asian="40pt" style:font-style-asian="normal" style:font-weight-asian="normal" style:font-name-complex="Lucida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.3cm" fo:margin-bottom="0.3cm" fo:line-height="100%" fo:text-align="end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.3cm" fo:margin-bottom="0.3cm" fo:line-height="100%" fo:text-align="end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Gill Sans MT" fo:font-size="80pt" style:font-size-asian="80pt" style:font-size-complex="80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Gill Sans" fo:font-size="36pt" fo:font-style="normal" fo:text-shadow="none" style:text-underline-style="none" fo:font-weight="normal" style:letter-kerning="true" style:font-name-asian="PingFang SC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Gill Sans" fo:font-size="40pt" fo:font-style="normal" fo:text-shadow="none" style:text-underline-style="none" fo:font-weight="normal" style:letter-kerning="true" style:font-name-asian="PingFang SC" style:font-size-asian="40pt" style:font-style-asian="normal" style:font-weight-asian="normal" style:font-name-complex="Lucida Sans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3.585cm" svg:height="3.576cm" svg:x="3.05cm" svg:y="3cm">
          <draw:text-box>
            <text:p text:style-name="P1"><text:span text:style-name="T1">Schach für Anfänger</text:span></text:p>
          </draw:text-box>
        </draw:frame>
        <draw:frame draw:style-name="gr2" draw:text-style-name="P3" draw:layer="layout" svg:width="20cm" svg:height="20cm" svg:x="4.849cm" svg:y="5.999cm">
          <draw:image xlink:href="Pictures/100004AE000004C1000004C10F6216F34419B74A.svg" xlink:type="simple" xlink:show="embed" xlink:actuate="onLoad" loext:mime-type="image/svg+xml">
            <text:p/>
          </draw:image>
          <draw:image xlink:href="Pictures/100002010000002700000027E209E560363EECD9.png" xlink:type="simple" xlink:show="embed" xlink:actuate="onLoad" loext:mime-type="image/png"/>
        </draw:frame>
        <draw:frame draw:style-name="gr3" draw:text-style-name="P5" draw:layer="layout" svg:width="25.7cm" svg:height="5.019cm" svg:x="2cm" svg:y="26.499cm">
          <draw:text-box>
            <text:p text:style-name="P4"><text:span text:style-name="T2">Du fandest Schach schon immer interessant, hattest aber nie die Zeit und Muße für mehr?</text:span></text:p>
            <text:p text:style-name="P4"><text:span text:style-name="T2">Dann ist dieser Sportkurs das Richtige für dich!</text:span></text:p>
          </draw:text-box>
        </draw:frame>
        <draw:frame draw:style-name="gr4" draw:text-style-name="P7" draw:layer="layout" svg:width="22.402cm" svg:height="5.488cm" svg:x="5.298cm" svg:y="33.1cm">
          <draw:text-box>
            <text:p text:style-name="P6"><text:span text:style-name="T3">donnerstags, 19:00 – 20:30 Uhr</text:span><text:span text:style-name="T3"><text:line-break/></text:span><text:span text:style-name="T3">im Seminarraum „Am Waldessaum“</text:span></text:p>
            <text:p text:style-name="P6"><text:span text:style-name="T3">Anmeldung über den Hochschulspor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ill Sans" svg:font-family="'Gill Sans'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2cm" fo:margin-left="2cm" fo:margin-right="2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initial-creator>Martin Darmüntzel</meta:initial-creator>
    <meta:creation-date>2019-10-10T14:09:42.861014652</meta:creation-date>
    <dc:date>2019-10-10T15:17:31.463281065</dc:date>
    <dc:creator>Martin Darmüntzel</dc:creator>
    <meta:editing-duration>PT15M</meta:editing-duration>
    <meta:editing-cycles>4</meta:editing-cycles>
    <meta:generator>LibreOffice/6.3.1.2$MacOSX_X86_64 LibreOffice_project/b79626edf0065ac373bd1df5c28bd630b4424273</meta:generator>
    <meta:document-statistic meta:object-count="4"/>
  </office:meta>
</office:document-meta>
</file>